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4600000030CC23B3BEBEA8F4BC1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3.95cm"/>
    </style:style>
    <style:style style:name="P1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6cm" svg:height="4.2cm" svg:x="16.4cm" svg:y="13cm">
          <draw:text-box>
            <text:p>Q pour Quitter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fill-image draw:name="background" xlink:href="Pictures/10000000000004600000030CC23B3BEBEA8F4BC1.jp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B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8-09T12:33:52.715647832</meta:creation-date>
    <dc:date>2019-08-09T12:35:32.674745984</dc:date>
    <meta:editing-duration>PT1M43S</meta:editing-duration>
    <meta:editing-cycles>1</meta:editing-cycles>
    <meta:document-statistic meta:object-count="1"/>
    <meta:generator>LibreOffice/5.2.7.2$Linux_ARM_EABI LibreOffice_project/20m0$Build-2</meta:generator>
  </office:meta>
</office:document-meta>
</file>